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… the knight commander?
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19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
</text:p>
          </table:table-cell>
          <table:table-cell table:style-name="ce0" office:value-type="string">
            <text:p>Hello.</text:p>
          </table:table-cell>
          <table:table-cell table:number-columns-repeated="1019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oooa~! So many soldiers!
</text:p>
          </table:table-cell>
          <table:table-cell table:style-name="ce0" office:value-type="string">
            <text:p>Woooaah～! So many soldier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deed. From this position, we shall begin our offensive against the bandit gang's stronghold."
</text:p>
          </table:table-cell>
          <table:table-cell table:style-name="ce0" office:value-type="string">
            <text:p>Knight Commander Gaora
"Indeed. We shall hereby commence our
offensive against the bandit gang's
stronghold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Of course, safely extracting the prisoners is of utmost importance."
</text:p>
          </table:table-cell>
          <table:table-cell table:style-name="ce0" office:value-type="string">
            <text:p>Knight Commander Gaora
"Of course, the safe extraction of all
prisoners is of the utmost importance."</text:p>
          </table:table-cell>
          <table:table-cell table:number-columns-repeated="1019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we have already done that…
</text:p>
          </table:table-cell>
          <table:table-cell table:style-name="ce0" office:value-type="string">
            <text:p>Ah, that won't be necessary...</text:p>
          </table:table-cell>
          <table:table-cell table:number-columns-repeated="1019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
</text:p>
          </table:table-cell>
          <table:table-cell table:style-name="ce0" office:value-type="string">
            <text:p>These fine people came to my rescue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h...What...!"
</text:p>
          </table:table-cell>
          <table:table-cell table:style-name="ce0" office:value-type="string">
            <text:p>Knight Commander Gaora
"Wh... what...!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credible, with so few people... how could you possibly...?!"
</text:p>
          </table:table-cell>
          <table:table-cell table:style-name="ce0" office:value-type="string">
            <text:p>Knight Commander Gaora
"Impossible, with these numbers... how
could you possibly have...?!"</text:p>
          </table:table-cell>
          <table:table-cell table:number-columns-repeated="1019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understand why, but apparently the power of the Heavenly Maidens works against the bandits.
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19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 prisoner ourselves, but we escaped somehow, beat their leader, and rescued the hostage.
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xtraordinary! Truly extraordinary!"
</text:p>
          </table:table-cell>
          <table:table-cell table:style-name="ce0" office:value-type="string">
            <text:p>Knight Commander Gaora
"Extraordinary! Truly extraordinary!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Then allow me to invite you back to the castle, so that we may raise a glass to your victory!"
</text:p>
          </table:table-cell>
          <table:table-cell table:style-name="ce0" office:value-type="string">
            <text:p>Knight Commander Gaora
"Then allow me to invite you back to the
castle, so that we may raise a glass to your
victory!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veryone! These people are to be our honored guests at the castle!"
</text:p>
          </table:table-cell>
          <table:table-cell table:style-name="ce0" office:value-type="string">
            <text:p>Knight Commander Gaora
"Everyone! These people are to be our
honored guests at the castle!"</text:p>
          </table:table-cell>
          <table:table-cell table:number-columns-repeated="1019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… you don’t need to trouble yourselves…
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19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re not accustomed to fancy treatment like that.
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19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~? We get to go into the castle?
</text:p>
          </table:table-cell>
          <table:table-cell table:style-name="ce0" office:value-type="string">
            <text:p>Eh～? We get to go into the castle?</text:p>
          </table:table-cell>
          <table:table-cell table:number-columns-repeated="1019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
</text:p>
          </table:table-cell>
          <table:table-cell table:style-name="ce0" office:value-type="string">
            <text:p>I want to go, Reguma-kun!!</text:p>
          </table:table-cell>
          <table:table-cell table:number-columns-repeated="1019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’s right—! I’m sure they’ll have such a feast waiting for us!
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feel certain that Her Highness wishes to grant the saviors of the world an audience…"
</text:p>
          </table:table-cell>
          <table:table-cell table:style-name="ce0" office:value-type="string">
            <text:p>Knight Commander Gaora
"I feel certain that Her Highness shall
wish to grant the saviors of the world an
audience..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, I will not twist your arm. You may decide for yourselves whether or not you would like to come."
</text:p>
          </table:table-cell>
          <table:table-cell table:style-name="ce0" office:value-type="string">
            <text:p>Knight Commander Gaora
"Well, I shall not twist your arm. You may
decide for yourselves whether or not you
would like to come to the castle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Should you accept our invitation, please make your way to the castle gate by this evening."
</text:p>
          </table:table-cell>
          <table:table-cell table:style-name="ce0" office:value-type="string">
            <text:p>Knight Commander Gaora
"Should you accept our invitation, please
make your way to the castle gate by dusk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will inform the palace guards."
</text:p>
          </table:table-cell>
          <table:table-cell table:style-name="ce0" office:value-type="string">
            <text:p>Knight Commander Gaora
"I shall inform the palace guards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 then, everyone! This operation is concluded. Back to base!!"
</text:p>
          </table:table-cell>
          <table:table-cell table:style-name="ce0" office:value-type="string">
            <text:p>Knight Commander Gaora
"Well then, men! This operation is
concluded. Back to base!!"</text:p>
          </table:table-cell>
          <table:table-cell table:number-columns-repeated="1019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 "Sir!"
</text:p>
          </table:table-cell>
          <table:table-cell table:style-name="ce0" office:value-type="string">
            <text:p>Soldiers
"Sir!"</text:p>
          </table:table-cell>
          <table:table-cell table:number-columns-repeated="1019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… what do you want to do?
</text:p>
          </table:table-cell>
          <table:table-cell table:style-name="ce0" office:value-type="string">
            <text:p>So... what are we doing?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’s get Sharu back to her house.
</text:p>
          </table:table-cell>
          <table:table-cell table:style-name="ce0" office:value-type="string">
            <text:p>For now, let's get Sharu back to her house.</text:p>
          </table:table-cell>
          <table:table-cell table:number-columns-repeated="1019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talk about going to the castle after that.
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19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’s true. There’s still plenty of time.
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19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 →：Castle Town • The Church of Yuria ↓：Oshir Lake
</text:p>
          </table:table-cell>
          <table:table-cell table:style-name="ce0" office:value-type="string">
            <text:p>↑：Lost Forest
→：Castle Town・St. Yuria's Church
↓：Lake Oshi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2T17:56:45+02:00</meta:creation-date>
    <dc:date>2019-10-12T17:56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